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eb91e" loext:opacity="100%" style:font-name="Arial1" fo:font-size="24pt" fo:font-weight="bold" officeooo:rsid="001e3a6c" officeooo:paragraph-rsid="001e3a6c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8d1d75" loext:opacity="100%" style:font-name="Arial1" fo:font-size="14pt" fo:font-weight="bold" officeooo:rsid="001e3a6c" officeooo:paragraph-rsid="001e3a6c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1e3a6c" officeooo:paragraph-rsid="001e3a6c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1e3a6c" officeooo:paragraph-rsid="001e3a6c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: Ingeniería del software.</text:p>
      <text:p text:style-name="P1"/>
      <text:p text:style-name="P2">1. Introducción y contextualización práctica.</text:p>
      <text:p text:style-name="P2"/>
      <text:p text:style-name="P3">Muchos de los modelos software no llegar a ver la luz debido a la falta de un modelo de ciclo de vida.</text:p>
      <text:p text:style-name="P3"/>
      <text:p text:style-name="P2">2. Fases del desarrollo software. Requisitos.</text:p>
      <text:p text:style-name="P2"/>
      <text:p text:style-name="P3">Requiere de la aplicación de técnicas de ingeniería conocidas como <text:span text:style-name="T1">ingeniería del software</text:span>.</text:p>
      <text:p text:style-name="P3">Hay que tener en cuenta 2 conceptos adicionales:</text:p>
      <text:p text:style-name="P3"/>
      <text:p text:style-name="P4">· Arquitectura de aplicaciones: <text:span text:style-name="T2">como base estructural del compendio de elementos que sustentarían el desarrollo.</text:span></text:p>
      <text:p text:style-name="P4"><text:span text:style-name="T2"/></text:p>
      <text:p text:style-name="P4">· Patrones de diseño: <text:span text:style-name="T2">como herramientas que nos ayudarán a resolver problemas generales a través de soluciones concretas y replicables.</text:span></text:p>
      <text:p text:style-name="P4"><text:span text:style-name="T2"/></text:p>
      <text:p text:style-name="P4">· Requisitos: <text:span text:style-name="T2">se definen todas las funcionalidades que hay que desarrollar en la aplicación.</text:span></text:p>
      <text:p text:style-name="P4"><text:span text:style-name="T2">Comienza con una entrevista con el cliente, que es el que debe indicar las funcionalidades que hay que implementar en la aplicación.</text:span></text:p>
      <text:p text:style-name="P4"><text:span text:style-name="T2"/></text:p>
      <text:p text:style-name="P2">3. Fases del desarrollo software: del análisis al mantenimiento.</text:p>
      <text:p text:style-name="P2"/>
      <text:p text:style-name="P4">· Análisis: <text:span text:style-name="T2">diagrama sencillo en el que especificamos cada uno de los requisitos que nos ha indicado el cliente.</text:span></text:p>
      <text:p text:style-name="P4"><text:span text:style-name="T2"/></text:p>
      <text:p text:style-name="P4">· Diseño: <text:span text:style-name="T2">definir todas las funcionalidades de manera general que va a tener la aplicación. El objetivo es poder identificar todos aquellos recursos del sistema, físicos, lógicos, etc.</text:span></text:p>
      <text:p text:style-name="P4"><text:span text:style-name="T2"/></text:p>
      <text:p text:style-name="P4">· Implementación: <text:span text:style-name="T2">codificar todo lo diseñado previamente.</text:span></text:p>
      <text:p text:style-name="P4"><text:span text:style-name="T2"/></text:p>
      <text:p text:style-name="P4">· Pruebas: <text:span text:style-name="T2">identificar posibles errores.</text:span></text:p>
      <text:p text:style-name="P4"><text:span text:style-name="T2"/></text:p>
      <text:p text:style-name="P4">· Documentación: <text:span text:style-name="T2">dejar por escrito todas las decisiones tomadas.</text:span></text:p>
      <text:p text:style-name="P4"><text:span text:style-name="T2"/></text:p>
      <text:p text:style-name="P4">· Explotación: <text:span text:style-name="T2">dejar preparado todo el software para poder ser lanzado a un entorno real.</text:span></text:p>
      <text:p text:style-name="P4"><text:span text:style-name="T2"/></text:p>
      <text:p text:style-name="P4">· Mantenimiento: <text:span text:style-name="T2">comprobar periódicamente errores tanto lógicos como externos.</text:span></text:p>
      <text:p text:style-name="P4"><text:span text:style-name="T2"/></text:p>
      <text:p text:style-name="P4"><text:span text:style-name="T2">El lenguaje </text:span>UML (Lenguaje de Modelado Unificado)<text:span text:style-name="T2">, permite crear una representación gráfica de los diferentes componentes de las fases de desarrollo software.</text:span></text:p>
      <text:p text:style-name="P4"><text:span text:style-name="T2">Existen diferentes tipos de diagramas de casos de uso, de interacción de secuencia, de clases, etc.</text:span></text:p>
      <text:p text:style-name="P4"><text:span text:style-name="T2"/></text:p>
      <text:p text:style-name="P2">4. Metodologías de desarrollo software.</text:p>
      <text:p text:style-name="P2"/>
      <text:p text:style-name="P4">· Metodología en cascada: <text:span text:style-name="T2">desarrollo lineal, no pasa a la siguiente fase hasta que se completa la anterior. Requiere de un tiempo elevado.</text:span></text:p>
      <text:p text:style-name="P4"><text:span text:style-name="T2"/></text:p>
      <text:p text:style-name="P4">· Metodología en espiral: <text:span text:style-name="T2">crea una pequeña funcionalidad que continuamente se va a ir agrandando a medida que desarrollamos el proyecto, siguiendo un ciclo en espiral. Es más ágil.</text:span></text:p>
      <text:p text:style-name="P4"><text:span text:style-name="T2"/></text:p>
      <text:p text:style-name="P4"><text:soft-page-break/>· Metodologías ágiles: <text:span text:style-name="T2">llevan al extremo el modelo en espiral. Algunas de las más utilizadas son Extreme Programming y Scrum.</text:span></text:p>
      <text:p text:style-name="P4"><text:span text:style-name="T2"/></text:p>
      <text:p text:style-name="P2">5. Roles en el desarrollo del software.</text:p>
      <text:p text:style-name="P2"/>
      <text:p text:style-name="P4">· Analistas de sistema: <text:span text:style-name="T2">encargado de realizar el estudio del sistema para llevar a cabo la resolución del problema y garantizar que se cumplen las expectativas del cliente. Interviene en la fase de análisis.</text:span></text:p>
      <text:p text:style-name="P4"><text:span text:style-name="T2"/></text:p>
      <text:p text:style-name="P4">· Diseñador de software: <text:span text:style-name="T2">realiza el diseño del sistema que se va a implementar.</text:span></text:p>
      <text:p text:style-name="P4"><text:span text:style-name="T2"/></text:p>
      <text:p text:style-name="P4">· Analista programador: <text:span text:style-name="T2">trabaja en las fases de diseño, implementación, pruebas y mantenimiento.</text:span></text:p>
      <text:p text:style-name="P4"><text:span text:style-name="T2"/></text:p>
      <text:p text:style-name="P4">· Programador: <text:span text:style-name="T2">codifica el estudio realizado por los analistas y diseñadores.</text:span></text:p>
      <text:p text:style-name="P4"><text:span text:style-name="T2"/></text:p>
      <text:p text:style-name="P4">· Arquitecto de software: <text:span text:style-name="T2">perfil híbrido que permite unir el proceso de desarrollo, pues es el encargado de conocer e investigar los entornos de desarrollo, frameworks y tecnologías diferentes.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20:43:10.485000000</meta:creation-date>
    <dc:date>2024-01-02T20:55:40.856000000</dc:date>
    <meta:editing-duration>PT12M30S</meta:editing-duration>
    <meta:editing-cycles>1</meta:editing-cycles>
    <meta:document-statistic meta:table-count="0" meta:image-count="0" meta:object-count="0" meta:page-count="2" meta:paragraph-count="30" meta:word-count="454" meta:character-count="2951" meta:non-whitespace-character-count="2527"/>
    <meta:generator>LibreOffice/7.6.2.1$Windows_X86_64 LibreOffice_project/56f7684011345957bbf33a7ee678afaf4d2ba333</meta:generator>
  </office:meta>
</office:document-meta>
</file>